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2d23" officeooo:paragraph-rsid="000a2d23"/>
    </style:style>
    <style:style style:name="P2" style:family="paragraph" style:parent-style-name="Standard">
      <style:text-properties officeooo:rsid="000a2d23" officeooo:paragraph-rsid="000c1133"/>
    </style:style>
    <style:style style:name="P3" style:family="paragraph" style:parent-style-name="Standard">
      <style:text-properties officeooo:rsid="000a2d23" officeooo:paragraph-rsid="000dee16"/>
    </style:style>
    <style:style style:name="P4" style:family="paragraph" style:parent-style-name="Standard">
      <style:text-properties officeooo:rsid="000dee16" officeooo:paragraph-rsid="000dee16"/>
    </style:style>
    <style:style style:name="P5" style:family="paragraph" style:parent-style-name="Standard">
      <style:text-properties officeooo:rsid="001868ee" officeooo:paragraph-rsid="001868ee"/>
    </style:style>
    <style:style style:name="P6" style:family="paragraph" style:parent-style-name="Standard">
      <style:text-properties officeooo:rsid="001868ee" officeooo:paragraph-rsid="001868ee"/>
    </style:style>
    <style:style style:name="P7" style:family="paragraph" style:parent-style-name="Standard">
      <style:text-properties officeooo:rsid="0025a3ba" officeooo:paragraph-rsid="0025a3ba"/>
    </style:style>
    <style:style style:name="P8" style:family="paragraph" style:parent-style-name="Standard">
      <style:text-properties officeooo:rsid="0025a3ba" officeooo:paragraph-rsid="0026bfc0"/>
    </style:style>
    <style:style style:name="P9" style:family="paragraph" style:parent-style-name="Standard">
      <style:text-properties officeooo:rsid="0025a3ba" officeooo:paragraph-rsid="002c6c54"/>
    </style:style>
    <style:style style:name="P10" style:family="paragraph" style:parent-style-name="Standard">
      <style:text-properties officeooo:rsid="00300333" officeooo:paragraph-rsid="00300333"/>
    </style:style>
    <style:style style:name="T1" style:family="text">
      <style:text-properties officeooo:rsid="000c1133"/>
    </style:style>
    <style:style style:name="T2" style:family="text">
      <style:text-properties officeooo:rsid="000dee16"/>
    </style:style>
    <style:style style:name="T3" style:family="text">
      <style:text-properties officeooo:rsid="000dfc4b"/>
    </style:style>
    <style:style style:name="T4" style:family="text">
      <style:text-properties officeooo:rsid="0012b96a"/>
    </style:style>
    <style:style style:name="T5" style:family="text">
      <style:text-properties officeooo:rsid="00145b45"/>
    </style:style>
    <style:style style:name="T6" style:family="text">
      <style:text-properties officeooo:rsid="0015f792"/>
    </style:style>
    <style:style style:name="T7" style:family="text">
      <style:text-properties officeooo:rsid="001868ee"/>
    </style:style>
    <style:style style:name="T8" style:family="text">
      <style:text-properties officeooo:rsid="001a43f9"/>
    </style:style>
    <style:style style:name="T9" style:family="text">
      <style:text-properties officeooo:rsid="001ca613"/>
    </style:style>
    <style:style style:name="T10" style:family="text">
      <style:text-properties officeooo:rsid="001d10ad"/>
    </style:style>
    <style:style style:name="T11" style:family="text">
      <style:text-properties officeooo:rsid="001ea91b"/>
    </style:style>
    <style:style style:name="T12" style:family="text">
      <style:text-properties officeooo:rsid="0020831a"/>
    </style:style>
    <style:style style:name="T13" style:family="text">
      <style:text-properties officeooo:rsid="0020f0d4"/>
    </style:style>
    <style:style style:name="T14" style:family="text">
      <style:text-properties officeooo:rsid="00235f8d"/>
    </style:style>
    <style:style style:name="T15" style:family="text">
      <style:text-properties officeooo:rsid="0026bec6"/>
    </style:style>
    <style:style style:name="T16" style:family="text">
      <style:text-properties officeooo:rsid="0026bfc0"/>
    </style:style>
    <style:style style:name="T17" style:family="text">
      <style:text-properties officeooo:rsid="002bf695"/>
    </style:style>
    <style:style style:name="T18" style:family="text">
      <style:text-properties officeooo:rsid="002c6c54"/>
    </style:style>
    <style:style style:name="T19" style:family="text">
      <style:text-properties officeooo:rsid="002db410"/>
    </style:style>
    <style:style style:name="T20" style:family="text">
      <style:text-properties officeooo:rsid="002e20f0"/>
    </style:style>
    <style:style style:name="T21" style:family="text">
      <style:text-properties officeooo:rsid="00303b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1:</text:p>
      <text:p text:style-name="P1"><text:tab/>Exercise 1</text:p>
      <text:p text:style-name="P1"/>
      <text:p text:style-name="P1"><text:tab/><text:tab/>a- The Python interpreter</text:p>
      <text:p text:style-name="P1"><text:tab/><text:tab/>b- Main Memory</text:p>
      <text:p text:style-name="P1"><text:tab/><text:tab/>c- x</text:p>
      <text:p text:style-name="P1"><text:tab/>Exercise 2:</text:p>
      <text:p text:style-name="P1"><text:tab/><text:tab/></text:p>
      <text:p text:style-name="P1"><text:tab/><text:tab/>1- 7, type&lt;int&gt;</text:p>
      <text:p text:style-name="P1"><text:tab/><text:tab/>2- <text:s/>-2, &lt;type&lt;int&gt;</text:p>
      <text:p text:style-name="P1"><text:tab/><text:tab/>3- 7.5, type&lt;float&gt;</text:p>
      <text:p text:style-name="P2"><text:tab/><text:tab/>4- 4.0, type&lt;float&gt;</text:p>
      <text:p text:style-name="P3"><text:tab/><text:tab/><text:span text:style-name="T1">5. 11</text:span>, type&lt;int<text:span text:style-name="T2">&gt;</text:span></text:p>
      <text:p text:style-name="P3"><text:tab/>Exercise 3:</text:p>
      <text:p text:style-name="P4"><text:tab/><text:tab/>number = str(input())</text:p>
      <text:p text:style-name="P4"><text:tab/><text:tab/>result = 0</text:p>
      <text:p text:style-name="P4"><text:tab/><text:tab/>for n in number:</text:p>
      <text:p text:style-name="P4"><text:tab/><text:tab/><text:tab/>result += int(n)</text:p>
      <text:p text:style-name="P4"><text:tab/><text:tab/>print result</text:p>
      <text:p text:style-name="P4"><text:tab/></text:p>
      <text:p text:style-name="P3"><text:tab/><text:tab/></text:p>
      <text:p text:style-name="P3"><text:tab/><text:span text:style-name="T3">Exercise 4: </text:span></text:p>
      <text:p text:style-name="P3"/>
      <text:p text:style-name="P3"><text:tab/><text:tab/>number = input()</text:p>
      <text:p text:style-name="P3"><text:tab/><text:tab/>result = 0</text:p>
      <text:p text:style-name="P3"><text:tab/><text:tab/>for i in str(number):</text:p>
      <text:p text:style-name="P3"><text:tab/><text:tab/><text:tab/>result += int(i)**3</text:p>
      <text:p text:style-name="P3"><text:tab/><text:tab/>if result == number:</text:p>
      <text:p text:style-name="P3"><text:tab/><text:tab/> <text:s text:c="3"/>print "Armstrong number"</text:p>
      <text:p text:style-name="P3"><text:tab/><text:tab/>else:</text:p>
      <text:p text:style-name="P3"><text:tab/><text:tab/> <text:s text:c="3"/>print "Not Armstrong number"</text:p>
      <text:p text:style-name="P3"><text:tab/></text:p>
      <text:p text:style-name="P3"/>
      <text:p text:style-name="P3"><text:tab/><text:span text:style-name="T5">Exercise 5: </text:span></text:p>
      <text:p text:style-name="P3"/>
      <text:p text:style-name="P3"><text:tab/><text:tab/>start = input("Enter Start: ")</text:p>
      <text:p text:style-name="P3"><text:tab/><text:tab/>end = input("Enter End: ")</text:p>
      <text:p text:style-name="P3"><text:tab/><text:tab/>if start &gt; end:</text:p>
      <text:p text:style-name="P3"><text:tab/><text:tab/> <text:s text:c="3"/>print "Strat should be greater less than end"</text:p>
      <text:p text:style-name="P3"><text:tab/><text:tab/>else:</text:p>
      <text:p text:style-name="P3"><text:tab/><text:tab/> <text:s text:c="3"/>for num in range(start, end+1):</text:p>
      <text:p text:style-name="P3"><text:tab/><text:tab/> <text:s text:c="7"/>if num%9 == 0:</text:p>
      <text:p text:style-name="P3"><text:tab/><text:tab/> <text:s text:c="12"/>print str(num)+',',</text:p>
      <text:p text:style-name="P3"><text:tab/><text:tab/> <text:s text:c="7"/>continu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tab/>Exercise <text:span text:style-name="T4">6</text:span>:</text:p>
      <text:p text:style-name="P3"><text:tab/></text:p>
      <text:p text:style-name="P3"><text:tab/><text:tab/>number = input()</text:p>
      <text:p text:style-name="P3"><text:tab/><text:tab/>fact = 1</text:p>
      <text:p text:style-name="P3"><text:tab/><text:tab/>if number &lt; 0:</text:p>
      <text:p text:style-name="P3"><text:tab/><text:tab/> <text:s text:c="3"/>print "No factorial fo -Ve"</text:p>
      <text:p text:style-name="P3"><text:tab/><text:tab/>elif number == 0:</text:p>
      <text:p text:style-name="P3"><text:tab/><text:tab/> <text:s text:c="3"/>print "factorial is 1"</text:p>
      <text:p text:style-name="P3"><text:tab/><text:tab/>else:</text:p>
      <text:p text:style-name="P3"><text:tab/><text:tab/> <text:s text:c="3"/>for num in range(1, number+1):</text:p>
      <text:p text:style-name="P3"><text:tab/><text:tab/> <text:s text:c="7"/>fact = num*fact</text:p>
      <text:p text:style-name="P3"><text:tab/><text:tab/> <text:s text:c="3"/>print fact</text:p>
      <text:p text:style-name="P3"><text:tab/><text:tab/></text:p>
      <text:p text:style-name="P3"><text:tab/><text:span text:style-name="T6">Exercise 7:</text:span></text:p>
      <text:p text:style-name="P3"><text:tab/><text:tab/></text:p>
      <text:p text:style-name="P3"><text:tab/><text:tab/>import math</text:p>
      <text:p text:style-name="P3"><text:tab/><text:tab/>x = input()</text:p>
      <text:p text:style-name="P3"><text:tab/><text:tab/>y = input()</text:p>
      <text:p text:style-name="P3"><text:tab/><text:tab/>print math.pow(x, y)</text:p>
      <text:p text:style-name="P3"><text:tab/><text:span text:style-name="T7">Exercise 8:</text:span></text:p>
      <text:p text:style-name="P3"/>
      <text:p text:style-name="P3"><text:tab/><text:tab/>x = input()</text:p>
      <text:p text:style-name="P3">y = input()</text:p>
      <text:p text:style-name="P3">z = input()</text:p>
      <text:p text:style-name="P3"/>
      <text:p text:style-name="P3">if x + y == z:</text:p>
      <text:p text:style-name="P3"><text:s text:c="4"/>result = x + y</text:p>
      <text:p text:style-name="P3"><text:s text:c="4"/>print str(x) + "+" + str(y) + "=",</text:p>
      <text:p text:style-name="P3"><text:s text:c="4"/>print result</text:p>
      <text:p text:style-name="P3">elif x-y == z:</text:p>
      <text:p text:style-name="P3"><text:s text:c="4"/>result = <text:s/>x-y</text:p>
      <text:p text:style-name="P3"><text:s text:c="4"/>print str(x)+"-"+str(y)+"=",</text:p>
      <text:p text:style-name="P3"><text:s text:c="4"/>print result</text:p>
      <text:p text:style-name="P3">elif x * y == z:</text:p>
      <text:p text:style-name="P3"><text:s text:c="4"/>result = x * y</text:p>
      <text:p text:style-name="P3"><text:s text:c="4"/>print str(x) + "*" + str(y) + "=",</text:p>
      <text:p text:style-name="P3"><text:s text:c="4"/>print result</text:p>
      <text:p text:style-name="P3">elif x**y == z:</text:p>
      <text:p text:style-name="P3"><text:s text:c="4"/>result = x ** y</text:p>
      <text:p text:style-name="P3"><text:s text:c="4"/>print str(x) + "**" + str(y) + "=",</text:p>
      <text:p text:style-name="P3"><text:s text:c="4"/>print result</text:p>
      <text:p text:style-name="P3">elif x / y == z:</text:p>
      <text:p text:style-name="P3"><text:s text:c="4"/>result = x / y</text:p>
      <text:p text:style-name="P3"><text:s text:c="4"/>print str(x) + "/" + str(y) + "=",</text:p>
      <text:p text:style-name="P3"><text:s text:c="4"/>print result</text:p>
      <text:p text:style-name="P3">elif x % y == z:</text:p>
      <text:p text:style-name="P3"><text:s text:c="4"/>result = x % y</text:p>
      <text:p text:style-name="P3"><text:s text:c="4"/>print str(x) + "%" + str(y) + " =",</text:p>
      <text:p text:style-name="P3"><text:s text:c="4"/>print result</text:p>
      <text:p text:style-name="P3">else:</text:p>
      <text:p text:style-name="P3"><text:s text:c="4"/>print "No operation"</text:p>
      <text:p text:style-name="P3"/>
      <text:p text:style-name="P5"><text:soft-page-break/><text:tab/>Exercise 9:</text:p>
      <text:p text:style-name="P5"><text:tab/><text:tab/></text:p>
      <text:p text:style-name="P5"><text:tab/><text:tab/>enter word;</text:p>
      <text:p text:style-name="P5"><text:tab/><text:tab/>count = 0</text:p>
      <text:p text:style-name="P5"><text:tab/><text:tab/>res = “”</text:p>
      <text:p text:style-name="P5"><text:tab/><text:tab/>while count &lt; lenght(word)</text:p>
      <text:p text:style-name="P5"><text:tab/><text:tab/><text:tab/>res + = word[count].uppercase</text:p>
      <text:p text:style-name="P5"><text:tab/><text:tab/><text:tab/>count+=1</text:p>
      <text:p text:style-name="P5"><text:tab/><text:tab/>print res</text:p>
      <text:p text:style-name="P5"/>
      <text:p text:style-name="P5"><text:tab/><text:span text:style-name="T8">Exercise 10:</text:span></text:p>
      <text:p text:style-name="P5"><text:tab/><text:tab/></text:p>
      <text:p text:style-name="P5"><text:tab/><text:tab/>By adding big_nums = [] on line 2</text:p>
      <text:p text:style-name="P5"><text:tab/></text:p>
      <text:p text:style-name="P5"><text:tab/><text:span text:style-name="T9">Exercise 11 :</text:span></text:p>
      <text:p text:style-name="P5"><text:tab/><text:tab/></text:p>
      <text:p text:style-name="P5"><text:tab/><text:tab/><text:span text:style-name="T10">syntax error:</text:span></text:p>
      <text:p text:style-name="P5"><text:tab/><text:tab/><text:tab/>if 1 &lt; 5</text:p>
      <text:p text:style-name="P5"><text:tab/><text:tab/><text:tab/> <text:s text:c="3"/>print "OK"</text:p>
      <text:p text:style-name="P5"><text:tab/><text:tab/><text:span text:style-name="T10">run-time error</text:span></text:p>
      <text:p text:style-name="P5"><text:tab/><text:tab/><text:tab/></text:p>
      <text:p text:style-name="P5"><text:tab/><text:span text:style-name="T11">Exercise 13:</text:span></text:p>
      <text:p text:style-name="P5"/>
      <text:p text:style-name="P5"><text:tab/><text:tab/>string = raw_input()</text:p>
      <text:p text:style-name="P5"><text:tab/><text:tab/>new_str = ""</text:p>
      <text:p text:style-name="P5"><text:tab/><text:tab/>count = len(string)-1</text:p>
      <text:p text:style-name="P5"><text:tab/><text:tab/>while count &gt;= 0:</text:p>
      <text:p text:style-name="P5"><text:tab/><text:tab/> <text:s text:c="3"/>new_str += string[count]</text:p>
      <text:p text:style-name="P5"><text:tab/><text:tab/> <text:s text:c="3"/>count -= 1</text:p>
      <text:p text:style-name="P5"><text:tab/><text:tab/>if new_str == string:</text:p>
      <text:p text:style-name="P5"><text:tab/><text:tab/> <text:s text:c="3"/>print "palindrome"</text:p>
      <text:p text:style-name="P5"><text:tab/><text:tab/>else:</text:p>
      <text:p text:style-name="P5"><text:tab/><text:tab/> <text:s text:c="3"/>print "Not palindrome"</text:p>
      <text:p text:style-name="P5"><text:tab/><text:span text:style-name="T12">Exercise 14:</text:span></text:p>
      <text:p text:style-name="P5"/>
      <text:p text:style-name="P5"><text:tab/><text:tab/>p = input()</text:p>
      <text:p text:style-name="P5"><text:tab/><text:tab/>list = [1,2,3,4,5,6]</text:p>
      <text:p text:style-name="P5"><text:tab/><text:tab/>list.remove(p)</text:p>
      <text:p text:style-name="P5"><text:tab/><text:tab/>print list</text:p>
      <text:p text:style-name="P5"><text:tab/><text:span text:style-name="T13">Exercise 15:</text:span></text:p>
      <text:p text:style-name="P5"><text:tab/><text:tab/>string = raw_input()</text:p>
      <text:p text:style-name="P5"><text:tab/><text:tab/>def check():</text:p>
      <text:p text:style-name="P5"><text:tab/><text:tab/> <text:s text:c="3"/>digits = 0</text:p>
      <text:p text:style-name="P5"><text:tab/><text:tab/> <text:s text:c="3"/>letters = 0</text:p>
      <text:p text:style-name="P5"><text:tab/><text:tab/> <text:s text:c="3"/>for i in string:</text:p>
      <text:p text:style-name="P5"><text:tab/><text:tab/> <text:s text:c="7"/>if i.isdigit():</text:p>
      <text:p text:style-name="P5"><text:tab/><text:tab/> <text:s text:c="11"/>digits += 1</text:p>
      <text:p text:style-name="P5"><text:tab/><text:tab/> <text:s text:c="7"/>else:</text:p>
      <text:p text:style-name="P5"><text:tab/><text:tab/> <text:s text:c="11"/>letters += 1</text:p>
      <text:p text:style-name="P5"><text:tab/><text:tab/> <text:s text:c="3"/>print digits</text:p>
      <text:p text:style-name="P5"><text:tab/><text:tab/> <text:s text:c="3"/>print letters</text:p>
      <text:p text:style-name="P5"><text:tab/><text:tab/>check()</text:p>
      <text:p text:style-name="P5"><text:soft-page-break/></text:p>
      <text:p text:style-name="P5"><text:tab/><text:tab/><text:span text:style-name="T14">Exercise 17:</text:span></text:p>
      <text:p text:style-name="P5"><text:tab/><text:tab/><text:tab/>size = input()</text:p>
      <text:p text:style-name="P5"><text:tab/><text:tab/><text:tab/>def fib(n):</text:p>
      <text:p text:style-name="P5"><text:tab/><text:tab/><text:tab/> <text:s text:c="2"/>if n &lt;= 1:</text:p>
      <text:p text:style-name="P5"><text:tab/><text:tab/><text:tab/> <text:s text:c="6"/>return n</text:p>
      <text:p text:style-name="P5"><text:tab/><text:tab/><text:tab/> <text:s text:c="2"/>else:</text:p>
      <text:p text:style-name="P5"><text:tab/><text:tab/><text:tab/> <text:s text:c="6"/>return fib(n-1) + fib(n-2)</text:p>
      <text:p text:style-name="P5"><text:tab/></text:p>
      <text:p text:style-name="P5"><text:tab/><text:tab/><text:tab/>count = 1</text:p>
      <text:p text:style-name="P5"><text:tab/><text:tab/><text:tab/>while count &lt;= size:</text:p>
      <text:p text:style-name="P5"><text:tab/><text:tab/><text:tab/> <text:s text:c="3"/>print fib(count)</text:p>
      <text:p text:style-name="P5"><text:tab/><text:tab/><text:tab/> <text:s text:c="3"/>count += 1</text:p>
      <text:p text:style-name="P5"/>
      <text:p text:style-name="P7"><text:tab/><text:tab/>Exercise 18:</text:p>
      <text:p text:style-name="P7"><text:tab/><text:tab/><text:tab/>number = input()</text:p>
      <text:p text:style-name="P7"><text:tab/><text:tab/><text:tab/>for i in range(1, 13):</text:p>
      <text:p text:style-name="P7"><text:tab/><text:tab/><text:tab/> <text:s text:c="3"/>print str(i)+" * " + str(number) + " = " + str(i*number)</text:p>
      <text:p text:style-name="P7"><text:tab/><text:tab/></text:p>
      <text:p text:style-name="P7"/>
      <text:p text:style-name="P7"><text:tab/><text:span text:style-name="T15">Part 2:</text:span></text:p>
      <text:p text:style-name="P7"/>
      <text:p text:style-name="P7"><text:tab/><text:tab/><text:span text:style-name="T15">1.1</text:span></text:p>
      <text:p text:style-name="P7"><text:tab/><text:tab/><text:tab/><text:span text:style-name="T15">if upper 0 and lower 1</text:span></text:p>
      <text:p text:style-name="P8"><text:tab/><text:tab/><text:tab/><text:tab/><text:span text:style-name="T16">a. 0 <text:s text:c="3"/></text:span></text:p>
      <text:p text:style-name="P8"><text:span text:style-name="T16"><text:tab/><text:tab/><text:tab/><text:tab/>b. 0 <text:s text:c="2"/></text:span></text:p>
      <text:p text:style-name="P8"><text:span text:style-name="T16"><text:tab/><text:tab/><text:tab/><text:tab/>c. 0</text:span></text:p>
      <text:p text:style-name="P8"><text:span text:style-name="T15"><text:tab/><text:tab/><text:tab/>if upper 1 and lower 0</text:span></text:p>
      <text:p text:style-name="P8"><text:tab/><text:tab/><text:tab/><text:tab/><text:span text:style-name="T16">a. 0 <text:s text:c="3"/></text:span></text:p>
      <text:p text:style-name="P8"><text:span text:style-name="T16"><text:tab/><text:tab/><text:tab/><text:tab/>b. 1</text:span></text:p>
      <text:p text:style-name="P8"><text:span text:style-name="T16"><text:tab/><text:tab/><text:tab/><text:tab/>c. 1</text:span></text:p>
      <text:p text:style-name="P8"/>
      <text:p text:style-name="P8"><text:tab/><text:tab/><text:span text:style-name="T17">1.2</text:span></text:p>
      <text:p text:style-name="P8"><text:tab/><text:tab/><text:tab/><text:span text:style-name="T17">a. least significant bit: D</text:span></text:p>
      <text:p text:style-name="P8"><text:tab/><text:tab/><text:tab/> <text:s text:c="3"/><text:span text:style-name="T17">most</text:span> significant bit: <text:span text:style-name="T18">C</text:span></text:p>
      <text:p text:style-name="P9"><text:span text:style-name="T17"><text:tab/><text:tab/><text:tab/>b. least significant bit: 7</text:span></text:p>
      <text:p text:style-name="P9"><text:tab/><text:tab/><text:tab/> <text:s text:c="3"/><text:span text:style-name="T17">most</text:span> significant bit: <text:span text:style-name="T18">6</text:span></text:p>
      <text:p text:style-name="P9"><text:tab/><text:tab/><text:tab/><text:span text:style-name="T18">c. least significant bit: 1</text:span></text:p>
      <text:p text:style-name="P9"><text:tab/><text:tab/><text:tab/> <text:s text:c="3"/><text:span text:style-name="T17">most</text:span> significant bit: <text:span text:style-name="T18">1</text:span></text:p>
      <text:p text:style-name="P9"><text:tab/><text:tab/><text:tab/><text:span text:style-name="T17">a. least significant bit: 0</text:span></text:p>
      <text:p text:style-name="P9"><text:tab/><text:tab/><text:tab/> <text:s text:c="3"/><text:span text:style-name="T17">most</text:span> significant bit: <text:span text:style-name="T18">1</text:span></text:p>
      <text:p text:style-name="P9"/>
      <text:p text:style-name="P9"><text:tab/><text:tab/><text:span text:style-name="T19">5:</text:span></text:p>
      <text:p text:style-name="P9"><text:tab/><text:tab/><text:tab/></text:p>
      <text:p text:style-name="P9"><text:tab/><text:tab/><text:span text:style-name="T20">6:</text:span></text:p>
      <text:p text:style-name="P9"><text:tab/><text:tab/><text:tab/>two hexadecimal digits: <text:span text:style-name="T20">2^8 = 256</text:span></text:p>
      <text:p text:style-name="P9"><text:tab/><text:tab/><text:tab/><text:span text:style-name="T20">four hexadecimal digits: 4^8 </text:span></text:p>
      <text:p text:style-name="P10"><text:tab/>mass Storage:</text:p>
      <text:p text:style-name="P10"><text:tab/><text:tab/><text:tab/>a. Blu Ray</text:p>
      <text:p text:style-name="P10"><text:tab/><text:tab/><text:tab/>b. CDs and DVDs</text:p>
      <text:p text:style-name="P10"><text:tab/><text:tab/><text:tab/>c. Hard disks, Solid-state disks (SDD)</text:p>
      <text:p text:style-name="P10"/>
      <text:p text:style-name="P10"><text:soft-page-break/><text:tab/><text:tab/><text:tab/>d. Hard disks, </text:p>
      <text:p text:style-name="P10"><text:tab/><text:tab/><text:tab/>e. Hard disks</text:p>
      <text:p text:style-name="P10"><text:tab/><text:tab/><text:tab/><text:span text:style-name="T21">f. Flash drives</text:span></text:p>
      <text:p text:style-name="P10"><text:tab/><text:tab/><text:tab/><text:tab/><text:tab/></text:p>
      <text:p text:style-name="P10"><text:tab/><text:tab/><text:tab/></text:p>
      <text:p text:style-name="P8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08:19:01.472641322</meta:creation-date>
    <dc:date>2018-12-11T12:23:08.584475024</dc:date>
    <meta:editing-duration>PT3H38M23S</meta:editing-duration>
    <meta:editing-cycles>23</meta:editing-cycles>
    <meta:generator>LibreOffice/6.0.6.2$Linux_X86_64 LibreOffice_project/00m0$Build-2</meta:generator>
    <meta:document-statistic meta:table-count="0" meta:image-count="0" meta:object-count="0" meta:page-count="5" meta:paragraph-count="188" meta:word-count="559" meta:character-count="3327" meta:non-whitespace-character-count="2297"/>
  </office:meta>
</office:document-meta>
</file>